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40:03.849444</meta:creation-date>
    <dc:date>2024-05-07T14:40:03.855759</dc:date>
    <meta:generator>http://pypi.python.org/pypi/ezodf/0.1.0$Python3.10.12 (main, Nov 20 2023, 15:14:05) [GCC 11.4.0]</meta:generator>
    <meta:document-statistic/>
    <meta:editing-cycles>1</meta:editing-cycles>
  </office:meta>
</office:document-meta>
</file>